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544c0" officeooo:paragraph-rsid="000544c0" style:font-size-asian="12pt" style:font-weight-asian="normal" style:font-size-complex="12pt" style:font-weight-complex="normal"/>
    </style:style>
    <style:style style:name="P6"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7"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8"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9"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10" style:family="paragraph" style:parent-style-name="Table_20_Contents">
      <style:text-properties style:font-name="DejaVu Sans" fo:font-size="10pt" officeooo:rsid="009b286e" officeooo:paragraph-rsid="0006f965" style:font-size-asian="10pt" style:font-size-complex="10pt"/>
    </style:style>
    <style:style style:name="P11" style:family="paragraph" style:parent-style-name="Table_20_Contents">
      <style:text-properties style:font-name="DejaVu Sans" fo:font-size="10pt" officeooo:rsid="00b1db1b" officeooo:paragraph-rsid="0006f965" style:font-size-asian="10pt" style:font-size-complex="10pt"/>
    </style:style>
    <style:style style:name="P12" style:family="paragraph" style:parent-style-name="Table_20_Contents">
      <style:text-properties style:font-name="DejaVu Sans" fo:font-size="10pt" officeooo:rsid="00bcf6de" officeooo:paragraph-rsid="00082437" style:font-size-asian="10pt" style:font-size-complex="10pt"/>
    </style:style>
    <style:style style:name="P13" style:family="paragraph" style:parent-style-name="Table_20_Contents">
      <style:text-properties style:font-name="DejaVu Sans" fo:font-size="10pt" officeooo:rsid="00b581ba" officeooo:paragraph-rsid="0006f965" style:font-size-asian="10pt" style:font-size-complex="10pt"/>
    </style:style>
    <style:style style:name="P14" style:family="paragraph" style:parent-style-name="Table_20_Contents">
      <style:text-properties style:font-name="DejaVu Sans" fo:font-size="10pt" officeooo:rsid="00c04f45" officeooo:paragraph-rsid="0006f965" style:font-size-asian="10pt" style:font-size-complex="10pt"/>
    </style:style>
    <style:style style:name="P15" style:family="paragraph" style:parent-style-name="Table_20_Contents">
      <style:text-properties style:font-name="DejaVu Sans" fo:font-size="10pt" officeooo:rsid="00bcf6de" officeooo:paragraph-rsid="0006f965" style:font-size-asian="10pt" style:font-size-complex="10pt"/>
    </style:style>
    <style:style style:name="P16" style:family="paragraph" style:parent-style-name="Table_20_Contents">
      <style:text-properties style:font-name="DejaVu Sans" fo:font-size="10pt" officeooo:rsid="00b7d3f8" officeooo:paragraph-rsid="0006f965" style:font-size-asian="10pt" style:font-size-complex="10pt"/>
    </style:style>
    <style:style style:name="P17" style:family="paragraph" style:parent-style-name="Table_20_Contents">
      <style:text-properties style:font-name="DejaVu Sans" fo:font-size="10pt" officeooo:rsid="00935722" officeooo:paragraph-rsid="0006f965" style:font-size-asian="10pt" style:font-size-complex="10pt"/>
    </style:style>
    <style:style style:name="P18" style:family="paragraph" style:parent-style-name="Table_20_Contents">
      <style:text-properties style:font-name="DejaVu Sans" fo:font-size="10pt" officeooo:paragraph-rsid="0006f965" style:font-size-asian="10pt" style:font-size-complex="10pt"/>
    </style:style>
    <style:style style:name="P19" style:family="paragraph" style:parent-style-name="Table_20_Contents">
      <style:text-properties style:font-name="Segoi ui" fo:font-size="10pt" officeooo:paragraph-rsid="0006f965" style:font-size-asian="10pt" style:font-size-complex="10pt"/>
    </style:style>
    <style:style style:name="P20" style:family="paragraph" style:parent-style-name="Table_20_Contents">
      <style:text-properties style:font-name="Segoi ui" fo:font-size="10pt" officeooo:rsid="00aed1ce" officeooo:paragraph-rsid="0006f965" style:font-size-asian="10pt" style:font-size-complex="10pt"/>
    </style:style>
    <style:style style:name="P21" style:family="paragraph" style:parent-style-name="Table_20_Contents">
      <style:text-properties style:font-name="DejaVu Sans" fo:font-size="10pt" officeooo:rsid="00b1f963" officeooo:paragraph-rsid="0006f965" style:font-size-asian="10pt" style:font-size-complex="10pt"/>
    </style:style>
    <style:style style:name="P22" style:family="paragraph" style:parent-style-name="Table_20_Contents">
      <style:text-properties style:font-name="Segoi ui" fo:font-size="10pt" officeooo:rsid="00b01059" officeooo:paragraph-rsid="0006f965" style:font-size-asian="10pt" style:font-size-complex="10pt"/>
    </style:style>
    <style:style style:name="P23" style:family="paragraph" style:parent-style-name="Table_20_Contents">
      <style:text-properties style:font-name="DejaVu Sans" fo:font-size="10pt" officeooo:rsid="00b28bf0" officeooo:paragraph-rsid="0006f965" style:font-size-asian="10pt" style:font-size-complex="10pt"/>
    </style:style>
    <style:style style:name="P24" style:family="paragraph" style:parent-style-name="Table_20_Contents">
      <style:text-properties style:font-name="DejaVu Sans" fo:font-size="10pt" officeooo:rsid="00be8b71" officeooo:paragraph-rsid="0006f965" style:font-size-asian="10pt" style:font-size-complex="10pt"/>
    </style:style>
    <style:style style:name="P25" style:family="paragraph" style:parent-style-name="Table_20_Contents">
      <style:text-properties style:font-name="DejaVu Sans" fo:font-size="10pt" officeooo:rsid="00bf9891" officeooo:paragraph-rsid="0006f965" style:font-size-asian="10pt" style:font-size-complex="10pt"/>
    </style:style>
    <style:style style:name="P26" style:family="paragraph" style:parent-style-name="Table_20_Contents">
      <style:text-properties style:font-name="DejaVu Sans" fo:font-size="10pt" officeooo:rsid="00be8b71" officeooo:paragraph-rsid="000df8ba" style:font-size-asian="10pt" style:font-size-complex="10pt"/>
    </style:style>
    <style:style style:name="P27" style:family="paragraph" style:parent-style-name="Table_20_Contents">
      <style:text-properties style:font-name="DejaVu Sans" fo:font-size="10pt" officeooo:rsid="0009e870" officeooo:paragraph-rsid="0009e870" style:font-size-asian="10pt" style:font-size-complex="10pt"/>
    </style:style>
    <style:style style:name="P28" style:family="paragraph" style:parent-style-name="Table_20_Contents">
      <style:text-properties style:font-name="DejaVu Sans" fo:font-size="10pt" officeooo:rsid="00bcf6de" officeooo:paragraph-rsid="0009e870" style:font-size-asian="10pt" style:font-size-complex="10pt"/>
    </style:style>
    <style:style style:name="P29" style:family="paragraph" style:parent-style-name="Table_20_Contents">
      <style:text-properties style:font-name="Segoi ui" fo:font-size="10pt" officeooo:rsid="000c0ff4" officeooo:paragraph-rsid="000c0ff4" style:font-size-asian="10pt" style:font-size-complex="10pt"/>
    </style:style>
    <style:style style:name="P30" style:family="paragraph" style:parent-style-name="Table_20_Contents">
      <style:text-properties style:font-name="DejaVu Sans" fo:font-size="10pt" officeooo:rsid="000c0ff4" officeooo:paragraph-rsid="000c0ff4" style:font-size-asian="10pt" style:font-size-complex="10pt"/>
    </style:style>
    <style:style style:name="P31" style:family="paragraph" style:parent-style-name="Table_20_Contents">
      <style:text-properties style:font-name="Segoi ui" fo:font-size="10pt" officeooo:rsid="002a0e44" officeooo:paragraph-rsid="002a0e44" style:font-size-asian="10pt" style:font-size-complex="10pt"/>
    </style:style>
    <style:style style:name="P32"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33" style:family="paragraph" style:parent-style-name="Table_20_Contents">
      <style:text-properties style:font-name="DejaVu Sans" fo:font-size="10pt" officeooo:rsid="00be6269" officeooo:paragraph-rsid="0006f965" style:font-size-asian="10pt" style:font-size-complex="10pt"/>
    </style:style>
    <style:style style:name="P3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3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36" style:family="paragraph" style:parent-style-name="Standard">
      <style:text-properties style:font-name="DejaVu Sans" officeooo:rsid="003f1b4d" officeooo:paragraph-rsid="003f1b4d"/>
    </style:style>
    <style:style style:name="P37" style:family="paragraph" style:parent-style-name="Standard" style:list-style-name="L2">
      <style:text-properties style:font-name="DejaVu Sans" officeooo:rsid="001c9a59" officeooo:paragraph-rsid="00252732"/>
    </style:style>
    <style:style style:name="P38" style:family="paragraph" style:parent-style-name="Standard" style:list-style-name="L3">
      <style:text-properties style:font-name="DejaVu Sans" officeooo:rsid="001c9a59" officeooo:paragraph-rsid="001c9a59"/>
    </style:style>
    <style:style style:name="P39" style:family="paragraph" style:parent-style-name="Standard">
      <style:text-properties style:font-name="DejaVu Sans" officeooo:rsid="001c9a59" officeooo:paragraph-rsid="001c9a59"/>
    </style:style>
    <style:style style:name="P40" style:family="paragraph" style:parent-style-name="Standard">
      <style:text-properties style:font-name="DejaVu Sans" officeooo:rsid="001c9a59" officeooo:paragraph-rsid="00212eba"/>
    </style:style>
    <style:style style:name="P41" style:family="paragraph" style:parent-style-name="Standard">
      <style:text-properties style:font-name="DejaVu Sans" officeooo:rsid="0043003a" officeooo:paragraph-rsid="0043003a"/>
    </style:style>
    <style:style style:name="P42" style:family="paragraph" style:parent-style-name="Standard" style:list-style-name="L4">
      <style:text-properties style:font-name="DejaVu Sans" officeooo:rsid="001c9a59" officeooo:paragraph-rsid="00212eba"/>
    </style:style>
    <style:style style:name="P43" style:family="paragraph" style:parent-style-name="Standard" style:list-style-name="L5">
      <style:text-properties style:font-name="DejaVu Sans" officeooo:rsid="00273ade" officeooo:paragraph-rsid="00273ade"/>
    </style:style>
    <style:style style:name="P44" style:family="paragraph" style:parent-style-name="Standard" style:list-style-name="L6">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0544c0"/>
    </style:style>
    <style:style style:name="T4" style:family="text">
      <style:text-properties officeooo:rsid="00b3fdf3"/>
    </style:style>
    <style:style style:name="T5" style:family="text">
      <style:text-properties style:font-name="Segoi ui"/>
    </style:style>
    <style:style style:name="T6" style:family="text">
      <style:text-properties style:font-name="DejaVu Sans" officeooo:rsid="00935722"/>
    </style:style>
    <style:style style:name="T7" style:family="text">
      <style:text-properties style:font-name="Segoi ui" officeooo:rsid="00ae73f7"/>
    </style:style>
    <style:style style:name="T8" style:family="text">
      <style:text-properties style:font-name="Segoi ui" officeooo:rsid="00b9e7d2"/>
    </style:style>
    <style:style style:name="T9" style:family="text">
      <style:text-properties style:font-name="Segoi ui" officeooo:rsid="00aed1ce"/>
    </style:style>
    <style:style style:name="T10" style:family="text">
      <style:text-properties style:font-name="Segoi ui" officeooo:rsid="00324c83"/>
    </style:style>
    <style:style style:name="T11" style:family="text">
      <style:text-properties officeooo:rsid="00b5de2c"/>
    </style:style>
    <style:style style:name="T12" style:family="text">
      <style:text-properties officeooo:rsid="00c04f45"/>
    </style:style>
    <style:style style:name="T13" style:family="text">
      <style:text-properties style:font-name="Segoi ui" officeooo:rsid="009b286e"/>
    </style:style>
    <style:style style:name="T14" style:family="text">
      <style:text-properties style:font-name="Segoi ui" officeooo:rsid="00c0f881"/>
    </style:style>
    <style:style style:name="T15" style:family="text">
      <style:text-properties officeooo:rsid="00b9e7d2"/>
    </style:style>
    <style:style style:name="T16" style:family="text">
      <style:text-properties style:font-name="Segoi ui" officeooo:rsid="00bb5df3"/>
    </style:style>
    <style:style style:name="T17" style:family="text">
      <style:text-properties officeooo:rsid="00bcf6de"/>
    </style:style>
    <style:style style:name="T18" style:family="text">
      <style:text-properties style:font-name="Segoi ui" officeooo:rsid="00bcf6de"/>
    </style:style>
    <style:style style:name="T19" style:family="text">
      <style:text-properties officeooo:rsid="00b9414c"/>
    </style:style>
    <style:style style:name="T20" style:family="text">
      <style:text-properties officeooo:rsid="0096025a"/>
    </style:style>
    <style:style style:name="T21" style:family="text">
      <style:text-properties officeooo:rsid="0094de75"/>
    </style:style>
    <style:style style:name="T22" style:family="text">
      <style:text-properties officeooo:rsid="00b7d3f8"/>
    </style:style>
    <style:style style:name="T23" style:family="text">
      <style:text-properties officeooo:rsid="00ae73f7"/>
    </style:style>
    <style:style style:name="T24" style:family="text">
      <style:text-properties officeooo:rsid="00aed1ce"/>
    </style:style>
    <style:style style:name="T25" style:family="text">
      <style:text-properties officeooo:rsid="00324c83"/>
    </style:style>
    <style:style style:name="T26" style:family="text">
      <style:text-properties officeooo:rsid="00bb9b1a"/>
    </style:style>
    <style:style style:name="T27" style:family="text">
      <style:text-properties officeooo:rsid="00b1db1b"/>
    </style:style>
    <style:style style:name="T28" style:family="text">
      <style:text-properties officeooo:rsid="00beb730"/>
    </style:style>
    <style:style style:name="T29" style:family="text">
      <style:text-properties officeooo:rsid="009b286e"/>
    </style:style>
    <style:style style:name="T30" style:family="text">
      <style:text-properties officeooo:rsid="00be6269"/>
    </style:style>
    <style:style style:name="T31" style:family="text">
      <style:text-properties officeooo:rsid="00350669"/>
    </style:style>
    <style:style style:name="T32" style:family="text">
      <style:text-properties officeooo:rsid="00b581ba"/>
    </style:style>
    <style:style style:name="T33" style:family="text">
      <style:text-properties officeooo:rsid="00341bf4"/>
    </style:style>
    <style:style style:name="T34" style:family="text">
      <style:text-properties style:font-name="Segoi ui" officeooo:rsid="00beb730"/>
    </style:style>
    <style:style style:name="T35" style:family="text">
      <style:text-properties style:font-name="Segoi ui" officeooo:rsid="0009e870"/>
    </style:style>
    <style:style style:name="T36" style:family="text">
      <style:text-properties officeooo:rsid="0009e870"/>
    </style:style>
    <style:style style:name="T37" style:family="text">
      <style:text-properties officeooo:rsid="000c0ff4"/>
    </style:style>
    <style:style style:name="T38" style:family="text">
      <style:text-properties officeooo:rsid="000df8ba"/>
    </style:style>
    <style:style style:name="T39" style:family="text">
      <style:text-properties style:font-name="Segoi ui" officeooo:rsid="000df8ba"/>
    </style:style>
    <style:style style:name="T40" style:family="text">
      <style:text-properties style:font-name="DejaVu Sans" fo:font-size="16pt" fo:font-weight="bold" officeooo:rsid="001c0c45" style:font-size-asian="16pt" style:font-weight-asian="bold" style:font-size-complex="16pt" style:font-weight-complex="bold"/>
    </style:style>
    <style:style style:name="T41" style:family="text">
      <style:text-properties style:font-name="DejaVu Sans" officeooo:rsid="000f7c27"/>
    </style:style>
    <style:style style:name="T42" style:family="text">
      <style:text-properties officeooo:rsid="00212eba"/>
    </style:style>
    <style:style style:name="T43" style:family="text">
      <style:text-properties officeooo:rsid="001e23cb"/>
    </style:style>
    <style:style style:name="T44" style:family="text">
      <style:text-properties officeooo:rsid="00273ade"/>
    </style:style>
    <style:style style:name="T45" style:family="text">
      <style:text-properties style:font-name="DejaVu Sans" officeooo:rsid="001c9a59"/>
    </style:style>
    <style:style style:name="T46"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text:style-name="L1">
        <text:list-item>
          <text:p text:style-name="P4">EMDB must have the capability to automatically ingest a movie/series from TMDB.</text:p>
        </text:list-item>
        <text:list-item>
          <text:p text:style-name="P4">EMDB must have the capability to automatically synchronize a movie/series from TMDB.</text:p>
        </text:list-item>
        <text:list-item>
          <text:p text:style-name="P4"><text:span text:style-name="T3">E</text:span>MDB must have the capability to manually ingest a movie/series from TMDB <text:span text:style-name="T3">in the event the automatic ingestion failed.</text:span></text:p>
        </text:list-item>
        <text:list-item>
          <text:p text:style-name="P4">EMDB must have the capability to manually synchronize a movie/series from TMDB <text:span text:style-name="T3">n the event the automatic synchronization failed</text:span>.</text:p>
        </text:list-item>
        <text:list-item>
          <text:p text:style-name="P5">EMDB must have the capability to perform Create, Read, Update, and Delete operations on a movie/series. </text:p>
        </text:list-item>
      </text:list>
      <text:p text:style-name="P6"/>
      <text:p text:style-name="P7">Endpoints</text:p>
      <text:p text:style-name="P8"/>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9">Endpoint</text:p>
          </table:table-cell>
          <table:table-cell table:style-name="Endpoints.A1" office:value-type="string">
            <text:p text:style-name="P9">URI</text:p>
          </table:table-cell>
          <table:table-cell table:style-name="Endpoints.A1" office:value-type="string">
            <text:p text:style-name="P9">Status</text:p>
          </table:table-cell>
          <table:table-cell table:style-name="Endpoints.A1" office:value-type="string">
            <text:p text:style-name="P9">Description</text:p>
          </table:table-cell>
        </table:table-row>
        <table:table-row>
          <table:table-cell table:style-name="Endpoints.A1" office:value-type="string">
            <text:p text:style-name="P9"/>
          </table:table-cell>
          <table:table-cell table:style-name="Endpoints.A1" office:value-type="string">
            <text:p text:style-name="P10"/>
          </table:table-cell>
          <table:table-cell table:style-name="Endpoints.A1" office:value-type="string">
            <text:p text:style-name="P11"/>
          </table:table-cell>
          <table:table-cell table:style-name="Endpoints.A1" office:value-type="string">
            <text:p text:style-name="P11"/>
          </table:table-cell>
        </table:table-row>
        <table:table-row>
          <table:table-cell table:style-name="Endpoints.A1" office:value-type="string">
            <text:p text:style-name="P9">Gateway</text:p>
          </table:table-cell>
          <table:table-cell table:style-name="Endpoints.A1" office:value-type="string">
            <text:p text:style-name="P10"/>
          </table:table-cell>
          <table:table-cell table:style-name="Endpoints.A1" office:value-type="string">
            <text:p text:style-name="P11"/>
          </table:table-cell>
          <table:table-cell table:style-name="Endpoints.A1" office:value-type="string">
            <text:p text:style-name="P11"/>
          </table:table-cell>
        </table:table-row>
        <table:table-row>
          <table:table-cell table:style-name="Endpoints.A1" office:value-type="string">
            <text:p text:style-name="P11">POST</text:p>
          </table:table-cell>
          <table:table-cell table:style-name="Endpoints.A1" office:value-type="string">
            <text:p text:style-name="P10">http://localhost:603<text:span text:style-name="T4">1</text:span>0/emdb/api/<text:span text:style-name="T4">movies</text:span></text:p>
          </table:table-cell>
          <table:table-cell table:style-name="Endpoints.A1" office:value-type="string">
            <text:p text:style-name="P12">Not Started</text:p>
          </table:table-cell>
          <table:table-cell table:style-name="Endpoints.A1" office:value-type="string">
            <text:p text:style-name="P13">Route to <text:span text:style-name="T5">http://</text:span><text:span text:style-name="T6">localhost</text:span><text:span text:style-name="T5">:603</text:span><text:span text:style-name="T7">1</text:span><text:span text:style-name="T8">2</text:span><text:span text:style-name="T5">/emdb-</text:span><text:span text:style-name="T9">scraper</text:span><text:span text:style-name="T5">/api/</text:span><text:span text:style-name="T10">movies</text:span></text:p>
          </table:table-cell>
        </table:table-row>
        <table:table-row>
          <table:table-cell table:style-name="Endpoints.A1" office:value-type="string">
            <text:p text:style-name="P14">POST</text:p>
          </table:table-cell>
          <table:table-cell table:style-name="Endpoints.A1" office:value-type="string">
            <text:p text:style-name="P10">http://localhost:603<text:span text:style-name="T4">1</text:span>0/emdb/api/<text:span text:style-name="T4">movies/</text:span><text:span text:style-name="T11">{id}/</text:span><text:span text:style-name="T12">credits</text:span></text:p>
          </table:table-cell>
          <table:table-cell table:style-name="Endpoints.A1" office:value-type="string">
            <text:p text:style-name="P12">Not Started</text:p>
          </table:table-cell>
          <table:table-cell table:style-name="Endpoints.A1" office:value-type="string">
            <text:p text:style-name="P13">Route to <text:span text:style-name="T5">http://</text:span><text:span text:style-name="T6">localhost</text:span><text:span text:style-name="T5">:603</text:span><text:span text:style-name="T9">12</text:span><text:span text:style-name="T5">/emdb-</text:span><text:span text:style-name="T13">media</text:span><text:span text:style-name="T5">/api/</text:span><text:span text:style-name="T10">movies/</text:span><text:span text:style-name="T5">{id}/</text:span><text:span text:style-name="T14">credits</text:span></text:p>
          </table:table-cell>
        </table:table-row>
        <table:table-row>
          <table:table-cell table:style-name="Endpoints.A1" office:value-type="string">
            <text:p text:style-name="P11">POST</text:p>
          </table:table-cell>
          <table:table-cell table:style-name="Endpoints.A1" office:value-type="string">
            <text:p text:style-name="P10">http://localhost:603<text:span text:style-name="T4">1</text:span>0/emdb/api/<text:span text:style-name="T4">movies/</text:span><text:span text:style-name="T15">ingest</text:span></text:p>
          </table:table-cell>
          <table:table-cell table:style-name="Endpoints.A1" office:value-type="string">
            <text:p text:style-name="P12">Not Started</text:p>
          </table:table-cell>
          <table:table-cell table:style-name="Endpoints.A1" office:value-type="string">
            <text:p text:style-name="P13">Route to <text:span text:style-name="T5">http://</text:span><text:span text:style-name="T6">localhost</text:span><text:span text:style-name="T5">:603</text:span><text:span text:style-name="T7">16</text:span><text:span text:style-name="T5">/emdb-</text:span><text:span text:style-name="T9">scraper</text:span><text:span text:style-name="T5">/api/</text:span><text:span text:style-name="T10">movies/</text:span><text:span text:style-name="T16">ingest</text:span></text:p>
          </table:table-cell>
        </table:table-row>
        <table:table-row>
          <table:table-cell table:style-name="Endpoints.A1" office:value-type="string">
            <text:p text:style-name="P13">GET</text:p>
          </table:table-cell>
          <table:table-cell table:style-name="Endpoints.A1" office:value-type="string">
            <text:p text:style-name="P10">http://localhost:603<text:span text:style-name="T4">1</text:span>0/emdb/api/<text:span text:style-name="T4">movies/</text:span><text:span text:style-name="T11">{id}</text:span></text:p>
          </table:table-cell>
          <table:table-cell table:style-name="Endpoints.A1" office:value-type="string">
            <text:p text:style-name="P12">Not Started</text:p>
          </table:table-cell>
          <table:table-cell table:style-name="Endpoints.A1" office:value-type="string">
            <text:p text:style-name="P13">Route to <text:span text:style-name="T5">http://</text:span><text:span text:style-name="T6">localhost</text:span><text:span text:style-name="T5">:603</text:span><text:span text:style-name="T9">12</text:span><text:span text:style-name="T5">/emdb-</text:span><text:span text:style-name="T13">media</text:span><text:span text:style-name="T5">/api/</text:span><text:span text:style-name="T10">movies/</text:span><text:span text:style-name="T5">{id}</text:span></text:p>
          </table:table-cell>
        </table:table-row>
        <table:table-row>
          <table:table-cell table:style-name="Endpoints.A1" office:value-type="string">
            <text:p text:style-name="P15">PUT</text:p>
          </table:table-cell>
          <table:table-cell table:style-name="Endpoints.A1" office:value-type="string">
            <text:p text:style-name="P10">http://localhost:603<text:span text:style-name="T4">1</text:span>0/emdb/api/<text:span text:style-name="T4">movies/</text:span><text:span text:style-name="T17">sync</text:span></text:p>
          </table:table-cell>
          <table:table-cell table:style-name="Endpoints.A1" office:value-type="string">
            <text:p text:style-name="P15">Not Started</text:p>
          </table:table-cell>
          <table:table-cell table:style-name="Endpoints.A1" office:value-type="string">
            <text:p text:style-name="P13">Route to <text:span text:style-name="T5">http://</text:span><text:span text:style-name="T6">localhost</text:span><text:span text:style-name="T5">:603</text:span><text:span text:style-name="T7">16</text:span><text:span text:style-name="T5">/emdb-</text:span><text:span text:style-name="T9">scraper</text:span><text:span text:style-name="T5">/api/</text:span><text:span text:style-name="T10">movies/</text:span><text:span text:style-name="T18">sync</text:span></text:p>
          </table:table-cell>
        </table:table-row>
        <table:table-row>
          <table:table-cell table:style-name="Endpoints.A1" office:value-type="string">
            <text:p text:style-name="P16">GET</text:p>
          </table:table-cell>
          <table:table-cell table:style-name="Endpoints.A1" office:value-type="string">
            <text:p text:style-name="P17">http://localhost:603<text:span text:style-name="T19">10</text:span>/emdb-user/<text:span text:style-name="T20">api/users/</text:span><text:span text:style-name="T21">{id}</text:span></text:p>
          </table:table-cell>
          <table:table-cell table:style-name="Endpoints.A1" office:value-type="string">
            <text:p text:style-name="P12">Not Started</text:p>
          </table:table-cell>
          <table:table-cell table:style-name="Endpoints.A1" office:value-type="string">
            <text:p text:style-name="P17"><text:span text:style-name="T22">Route to </text:span>http://localhost:60322/emdb-user/<text:span text:style-name="T20">api/users/</text:span><text:span text:style-name="T21">{id}</text:span></text:p>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9">Scraper</text:p>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11">POST</text:p>
          </table:table-cell>
          <table:table-cell table:style-name="Endpoints.A1" office:value-type="string">
            <text:p text:style-name="P19">http://<text:span text:style-name="T6">localhost</text:span>:603<text:span text:style-name="T23">16</text:span>/emdb-<text:span text:style-name="T24">scraper</text:span>/api/<text:span text:style-name="T25">movies/</text:span><text:span text:style-name="T26">ingest</text:span></text:p>
          </table:table-cell>
          <table:table-cell table:style-name="Endpoints.A1" office:value-type="string">
            <text:p text:style-name="P12">Not Started</text:p>
          </table:table-cell>
          <table:table-cell table:style-name="Endpoints.A1" office:value-type="string">
            <text:p text:style-name="P20"><text:span text:style-name="T27">I</text:span>ngest the specified movie <text:span text:style-name="T17">from TMDB. </text:span><text:span text:style-name="T28">Returns immediately with 202 (Accepted).</text:span></text:p>
          </table:table-cell>
        </table:table-row>
        <table:table-row>
          <table:table-cell table:style-name="Endpoints.A1" office:value-type="string">
            <text:p text:style-name="P21">PUT</text:p>
          </table:table-cell>
          <table:table-cell table:style-name="Endpoints.A1" office:value-type="string">
            <text:p text:style-name="P19">http://<text:span text:style-name="T6">localhost</text:span>:603<text:span text:style-name="T23">16</text:span>/emdb-<text:span text:style-name="T24">scraper</text:span>/api/<text:span text:style-name="T25">movies/</text:span><text:span text:style-name="T26">sync</text:span></text:p>
          </table:table-cell>
          <table:table-cell table:style-name="Endpoints.A1" office:value-type="string">
            <text:p text:style-name="P21">Not Started</text:p>
          </table:table-cell>
          <table:table-cell table:style-name="Endpoints.A1" office:value-type="string">
            <text:p text:style-name="P22">Synchronize the specified movie <text:span text:style-name="T17">with TMDB. </text:span><text:span text:style-name="T28">Returns immediately with 202 (Accepted).</text:span></text:p>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1"/>
          </table:table-cell>
          <table:table-cell table:style-name="Endpoints.A1" office:value-type="string">
            <text:p text:style-name="P18"/>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1"/>
          </table:table-cell>
          <table:table-cell table:style-name="Endpoints.A1" office:value-type="string">
            <text:p text:style-name="P18"/>
          </table:table-cell>
        </table:table-row>
        <table:table-row>
          <table:table-cell table:style-name="Endpoints.A1" office:value-type="string">
            <text:p text:style-name="P9">Media</text:p>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23">POST</text:p>
          </table:table-cell>
          <table:table-cell table:style-name="Endpoints.A1" office:value-type="string">
            <text:p text:style-name="P19">http://<text:span text:style-name="T6">localhost</text:span>:603<text:span text:style-name="T24">12</text:span>/emdb-<text:span text:style-name="T29">media</text:span>/api/<text:span text:style-name="T25">movies</text:span></text:p>
          </table:table-cell>
          <table:table-cell table:style-name="Endpoints.A1" office:value-type="string">
            <text:p text:style-name="P23">In Work</text:p>
          </table:table-cell>
          <table:table-cell table:style-name="Endpoints.A1" office:value-type="string">
            <text:p text:style-name="P19"><text:span text:style-name="T30">Create</text:span> a single <text:span text:style-name="T25">movie</text:span>. Returns 409<text:span text:style-name="T30">(Conflict)</text:span> if a <text:span text:style-name="T31">movie</text:span> with the same title and year already exist<text:span text:style-name="T30">s</text:span>.</text:p>
          </table:table-cell>
        </table:table-row>
        <table:table-row>
          <table:table-cell table:style-name="Endpoints.A1" office:value-type="string">
            <text:p text:style-name="P13">GET</text:p>
          </table:table-cell>
          <table:table-cell table:style-name="Endpoints.A1" office:value-type="string">
            <text:p text:style-name="P19">http://<text:span text:style-name="T6">localhost</text:span>:603<text:span text:style-name="T24">12</text:span>/emdb-<text:span text:style-name="T29">media</text:span>/api/<text:span text:style-name="T25">movies/</text:span><text:span text:style-name="T32">{id}</text:span></text:p>
          </table:table-cell>
          <table:table-cell table:style-name="Endpoints.A1" office:value-type="string">
            <text:p text:style-name="P13">In Work</text:p>
          </table:table-cell>
          <table:table-cell table:style-name="Endpoints.A1" office:value-type="string">
            <text:p text:style-name="P19">Get the <text:span text:style-name="T33">movie</text:span> by id</text:p>
          </table:table-cell>
        </table:table-row>
        <table:table-row>
          <table:table-cell table:style-name="Endpoints.A1" office:value-type="string">
            <text:p text:style-name="P24">PUT</text:p>
          </table:table-cell>
          <table:table-cell table:style-name="Endpoints.A1" office:value-type="string">
            <text:p text:style-name="P19">http://<text:span text:style-name="T6">localhost</text:span>:603<text:span text:style-name="T24">12</text:span>/emdb-<text:span text:style-name="T29">media</text:span>/api/<text:span text:style-name="T25">movies/</text:span><text:span text:style-name="T32">{id}</text:span></text:p>
          </table:table-cell>
          <table:table-cell table:style-name="Endpoints.A1" office:value-type="string">
            <text:p text:style-name="P24">Not Started</text:p>
          </table:table-cell>
          <table:table-cell table:style-name="Endpoints.A1" office:value-type="string">
            <text:p text:style-name="P24">Updates the movie by id. <text:span text:style-name="T5">Returns 404 </text:span><text:span text:style-name="T34">(Not Found)</text:span><text:span text:style-name="T5"> if the </text:span><text:span text:style-name="T35">movie</text:span><text:span text:style-name="T5"> doesn’t exist</text:span></text:p>
          </table:table-cell>
        </table:table-row>
        <table:table-row>
          <table:table-cell table:style-name="Endpoints.A1" office:value-type="string">
            <text:p text:style-name="P24">DELETE</text:p>
          </table:table-cell>
          <table:table-cell table:style-name="Endpoints.A1" office:value-type="string">
            <text:p text:style-name="P19">http://<text:span text:style-name="T6">localhost</text:span>:603<text:span text:style-name="T24">12</text:span>/emdb-<text:span text:style-name="T29">media</text:span>/api/<text:span text:style-name="T25">movies/</text:span><text:span text:style-name="T32">{id}</text:span></text:p>
          </table:table-cell>
          <table:table-cell table:style-name="Endpoints.A1" office:value-type="string">
            <text:p text:style-name="P25">Not Started</text:p>
          </table:table-cell>
          <table:table-cell table:style-name="Endpoints.A1" office:value-type="string">
            <text:p text:style-name="P25">Delete the movie by id</text:p>
          </table:table-cell>
        </table:table-row>
        <table:table-row>
          <table:table-cell table:style-name="Endpoints.A1" office:value-type="string">
            <text:p text:style-name="P14">POST</text:p>
          </table:table-cell>
          <table:table-cell table:style-name="Endpoints.A1" office:value-type="string">
            <text:p text:style-name="P19">http://<text:span text:style-name="T6">localhost</text:span>:603<text:span text:style-name="T24">12</text:span>/emdb-<text:span text:style-name="T29">media</text:span>/api/<text:span text:style-name="T25">movies/</text:span><text:span text:style-name="T32">{id}/</text:span><text:span text:style-name="T12">credits</text:span></text:p>
          </table:table-cell>
          <table:table-cell table:style-name="Endpoints.A1" office:value-type="string">
            <text:p text:style-name="P12">Not Started</text:p>
          </table:table-cell>
          <table:table-cell table:style-name="Endpoints.A1" office:value-type="string">
            <text:p text:style-name="P14">Synchronize movie credits.</text:p>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23">POST</text:p>
          </table:table-cell>
          <table:table-cell table:style-name="Endpoints.A1" office:value-type="string">
            <text:p text:style-name="P19">http://<text:span text:style-name="T6">localhost</text:span>:603<text:span text:style-name="T24">12</text:span>/emdb-<text:span text:style-name="T29">media</text:span>/api/<text:span text:style-name="T36">series</text:span></text:p>
          </table:table-cell>
          <table:table-cell table:style-name="Endpoints.A1" office:value-type="string">
            <text:p text:style-name="P26">Not Started</text:p>
          </table:table-cell>
          <table:table-cell table:style-name="Endpoints.A1" office:value-type="string">
            <text:p text:style-name="P19"><text:span text:style-name="T30">Create</text:span> a single <text:span text:style-name="T36">seris</text:span>. Returns 409<text:span text:style-name="T30">(Conflict)</text:span> if a <text:span text:style-name="T36">series</text:span> with the same title and year already exist<text:span text:style-name="T30">s</text:span>.</text:p>
          </table:table-cell>
        </table:table-row>
        <table:table-row>
          <table:table-cell table:style-name="Endpoints.A1" office:value-type="string">
            <text:p text:style-name="P13">GE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p>
          </table:table-cell>
          <table:table-cell table:style-name="Endpoints.A1" office:value-type="string">
            <text:p text:style-name="P26">Not Started</text:p>
          </table:table-cell>
          <table:table-cell table:style-name="Endpoints.A1" office:value-type="string">
            <text:p text:style-name="P19">Get the <text:span text:style-name="T36">series</text:span> by id</text:p>
          </table:table-cell>
        </table:table-row>
        <table:table-row>
          <table:table-cell table:style-name="Endpoints.A1" office:value-type="string">
            <text:p text:style-name="P24">PU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p>
          </table:table-cell>
          <table:table-cell table:style-name="Endpoints.A1" office:value-type="string">
            <text:p text:style-name="P24">Not Started</text:p>
          </table:table-cell>
          <table:table-cell table:style-name="Endpoints.A1" office:value-type="string">
            <text:p text:style-name="P24">Updates the <text:span text:style-name="T36">series</text:span> by id. <text:span text:style-name="T5">Returns 404 </text:span><text:span text:style-name="T34">(Not Found)</text:span><text:span text:style-name="T5"> if the series doesn’t exist</text:span></text:p>
          </table:table-cell>
        </table:table-row>
        <table:table-row>
          <table:table-cell table:style-name="Endpoints.A1" office:value-type="string">
            <text:p text:style-name="P24">DELETE</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p>
          </table:table-cell>
          <table:table-cell table:style-name="Endpoints.A1" office:value-type="string">
            <text:p text:style-name="P25">Not Started</text:p>
          </table:table-cell>
          <table:table-cell table:style-name="Endpoints.A1" office:value-type="string">
            <text:p text:style-name="P25">Delete the <text:span text:style-name="T36">series</text:span> by id.</text:p>
          </table:table-cell>
        </table:table-row>
        <table:table-row>
          <table:table-cell table:style-name="Endpoints.A1" office:value-type="string">
            <text:p text:style-name="P14">POS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span text:style-name="T12">credits</text:span></text:p>
          </table:table-cell>
          <table:table-cell table:style-name="Endpoints.A1" office:value-type="string">
            <text:p text:style-name="P12">Not Started</text:p>
          </table:table-cell>
          <table:table-cell table:style-name="Endpoints.A1" office:value-type="string">
            <text:p text:style-name="P14">Synchronize <text:span text:style-name="T36">series</text:span> credits.</text:p>
          </table:table-cell>
        </table:table-row>
        <table:table-row>
          <table:table-cell table:style-name="Endpoints.A1" office:value-type="string">
            <text:p text:style-name="P27">PU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span text:style-name="T36">seasons</text:span></text:p>
          </table:table-cell>
          <table:table-cell table:style-name="Endpoints.A1" office:value-type="string">
            <text:p text:style-name="P28">Not Started</text:p>
          </table:table-cell>
          <table:table-cell table:style-name="Endpoints.A1" office:value-type="string">
            <text:p text:style-name="P29">Synchronize series seasons.</text:p>
          </table:table-cell>
        </table:table-row>
        <table:table-row>
          <table:table-cell table:style-name="Endpoints.A1" office:value-type="string">
            <text:p text:style-name="P30">GE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span text:style-name="T36">seasons/</text:span><text:span text:style-name="T37">{season}</text:span></text:p>
          </table:table-cell>
          <table:table-cell table:style-name="Endpoints.A1" office:value-type="string">
            <text:p text:style-name="P28">Not Started</text:p>
          </table:table-cell>
          <table:table-cell table:style-name="Endpoints.A1" office:value-type="string">
            <text:p text:style-name="P31">Get the season by series id and season number.</text:p>
          </table:table-cell>
        </table:table-row>
        <table:table-row>
          <table:table-cell table:style-name="Endpoints.A1" office:value-type="string">
            <text:p text:style-name="P30">PU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span text:style-name="T36">seasons/</text:span><text:span text:style-name="T37">{season}/episodes</text:span></text:p>
          </table:table-cell>
          <table:table-cell table:style-name="Endpoints.A1" office:value-type="string">
            <text:p text:style-name="P28">Not Started</text:p>
          </table:table-cell>
          <table:table-cell table:style-name="Endpoints.A1" office:value-type="string">
            <text:p text:style-name="P29">Synchronize season episodes.</text:p>
          </table:table-cell>
        </table:table-row>
        <table:table-row>
          <table:table-cell table:style-name="Endpoints.A1" office:value-type="string">
            <text:p text:style-name="P30">GET</text:p>
          </table:table-cell>
          <table:table-cell table:style-name="Endpoints.A1" office:value-type="string">
            <text:p text:style-name="P19">http://<text:span text:style-name="T6">localhost</text:span>:603<text:span text:style-name="T24">12</text:span>/emdb-<text:span text:style-name="T29">media</text:span>/api/<text:span text:style-name="T36">series</text:span><text:span text:style-name="T25">/</text:span><text:span text:style-name="T32">{id}/</text:span><text:span text:style-name="T36">seasons/</text:span><text:span text:style-name="T37">{season}/episodes/{episode}</text:span></text:p>
          </table:table-cell>
          <table:table-cell table:style-name="Endpoints.A1" office:value-type="string">
            <text:p text:style-name="P28">Not Started</text:p>
          </table:table-cell>
          <table:table-cell table:style-name="Endpoints.A1" office:value-type="string">
            <text:p text:style-name="P31">Get the <text:span text:style-name="T37">episode</text:span> by series id, season number, <text:span text:style-name="T37">and episode number</text:span></text:p>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23">POST</text:p>
          </table:table-cell>
          <table:table-cell table:style-name="Endpoints.A1" office:value-type="string">
            <text:p text:style-name="P19">http://<text:span text:style-name="T6">localhost</text:span>:603<text:span text:style-name="T24">12</text:span>/emdb-<text:span text:style-name="T29">media</text:span>/api/<text:span text:style-name="T38">people</text:span></text:p>
          </table:table-cell>
          <table:table-cell table:style-name="Endpoints.A1" office:value-type="string">
            <text:p text:style-name="P26">Not Started</text:p>
          </table:table-cell>
          <table:table-cell table:style-name="Endpoints.A1" office:value-type="string">
            <text:p text:style-name="P19"><text:span text:style-name="T30">Create</text:span> a single <text:span text:style-name="T38">person</text:span>.</text:p>
          </table:table-cell>
        </table:table-row>
        <table:table-row>
          <table:table-cell table:style-name="Endpoints.A1" office:value-type="string">
            <text:p text:style-name="P13">GET</text:p>
          </table:table-cell>
          <table:table-cell table:style-name="Endpoints.A1" office:value-type="string">
            <text:p text:style-name="P19">http://<text:span text:style-name="T6">localhost</text:span>:603<text:span text:style-name="T24">12</text:span>/emdb-<text:span text:style-name="T29">media</text:span>/api/<text:span text:style-name="T38">people</text:span><text:span text:style-name="T25">/</text:span><text:span text:style-name="T32">{id}</text:span></text:p>
          </table:table-cell>
          <table:table-cell table:style-name="Endpoints.A1" office:value-type="string">
            <text:p text:style-name="P26">Not Started</text:p>
          </table:table-cell>
          <table:table-cell table:style-name="Endpoints.A1" office:value-type="string">
            <text:p text:style-name="P19">Get the <text:span text:style-name="T38">person</text:span> by id.</text:p>
          </table:table-cell>
        </table:table-row>
        <table:table-row>
          <table:table-cell table:style-name="Endpoints.A1" office:value-type="string">
            <text:p text:style-name="P24">PUT</text:p>
          </table:table-cell>
          <table:table-cell table:style-name="Endpoints.A1" office:value-type="string">
            <text:p text:style-name="P19">http://<text:span text:style-name="T6">localhost</text:span>:603<text:span text:style-name="T24">12</text:span>/emdb-<text:span text:style-name="T29">media</text:span>/api/<text:span text:style-name="T38">people</text:span><text:span text:style-name="T25">/</text:span><text:span text:style-name="T32">{id}</text:span></text:p>
          </table:table-cell>
          <table:table-cell table:style-name="Endpoints.A1" office:value-type="string">
            <text:p text:style-name="P24">Not Started</text:p>
          </table:table-cell>
          <table:table-cell table:style-name="Endpoints.A1" office:value-type="string">
            <text:p text:style-name="P24">Updates the <text:span text:style-name="T38">person</text:span> by id. <text:span text:style-name="T5">Returns 404 </text:span><text:span text:style-name="T34">(Not Found)</text:span><text:span text:style-name="T5"> if the </text:span><text:span text:style-name="T39">person</text:span><text:span text:style-name="T5"> doesn’t exist</text:span></text:p>
          </table:table-cell>
        </table:table-row>
        <table:table-row>
          <table:table-cell table:style-name="Endpoints.A1" office:value-type="string">
            <text:p text:style-name="P24">DELETE</text:p>
          </table:table-cell>
          <table:table-cell table:style-name="Endpoints.A1" office:value-type="string">
            <text:p text:style-name="P19">http://<text:span text:style-name="T6">localhost</text:span>:603<text:span text:style-name="T24">12</text:span>/emdb-<text:span text:style-name="T29">media</text:span>/api/<text:span text:style-name="T38">people</text:span><text:span text:style-name="T25">/</text:span><text:span text:style-name="T32">{id}</text:span></text:p>
          </table:table-cell>
          <table:table-cell table:style-name="Endpoints.A1" office:value-type="string">
            <text:p text:style-name="P25">Not Started</text:p>
          </table:table-cell>
          <table:table-cell table:style-name="Endpoints.A1" office:value-type="string">
            <text:p text:style-name="P25">Delete the <text:span text:style-name="T38">person</text:span> by id</text:p>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32">User</text:p>
          </table:table-cell>
          <table:table-cell table:style-name="Endpoints.A1" office:value-type="string">
            <text:p text:style-name="P18"/>
          </table:table-cell>
          <table:table-cell table:style-name="Endpoints.A1" office:value-type="string">
            <text:p text:style-name="P18"/>
          </table:table-cell>
          <table:table-cell table:style-name="Endpoints.A1" office:value-type="string">
            <text:p text:style-name="P18"/>
          </table:table-cell>
        </table:table-row>
        <table:table-row>
          <table:table-cell table:style-name="Endpoints.A1" office:value-type="string">
            <text:p text:style-name="P16">POST</text:p>
          </table:table-cell>
          <table:table-cell table:style-name="Endpoints.A1" office:value-type="string">
            <text:p text:style-name="P17">http://localhost:60322/emdb-user/<text:span text:style-name="T20">api/users</text:span></text:p>
          </table:table-cell>
          <table:table-cell table:style-name="Endpoints.A1" office:value-type="string">
            <text:p text:style-name="P12">Not Started</text:p>
          </table:table-cell>
          <table:table-cell table:style-name="Endpoints.A1" office:value-type="string">
            <text:p text:style-name="P33">Create a single user. Return 409 (Conflict) if a user with the same username already exists.</text:p>
          </table:table-cell>
        </table:table-row>
        <table:table-row>
          <table:table-cell table:style-name="Endpoints.A1" office:value-type="string">
            <text:p text:style-name="P16">GET</text:p>
          </table:table-cell>
          <table:table-cell table:style-name="Endpoints.A1" office:value-type="string">
            <text:p text:style-name="P17">http://localhost:60322/emdb-user/<text:span text:style-name="T20">api/users/</text:span><text:span text:style-name="T21">{id}</text:span></text:p>
          </table:table-cell>
          <table:table-cell table:style-name="Endpoints.A1" office:value-type="string">
            <text:p text:style-name="P12">Not Started</text:p>
          </table:table-cell>
          <table:table-cell table:style-name="Endpoints.A1" office:value-type="string">
            <text:p text:style-name="P34">Get the user by id</text:p>
          </table:table-cell>
        </table:table-row>
      </table:table>
      <text:p text:style-name="P8"><text:span text:style-name="Source_20_Text"><text:span text:style-name="T40"/></text:span></text:p>
      <text:p text:style-name="P35"><text:span text:style-name="Source_20_Text"><text:span text:style-name="T41">Synchronize</text:span></text:span></text:p>
      <text:p text:style-name="P35"><text:span text:style-name="Source_20_Text"><text:span text:style-name="T41"/></text:span></text:p>
      <text:p text:style-name="P36">Notes:</text:p>
      <text:list text:style-name="L2">
        <text:list-item>
          <text:p text:style-name="P37">TMDB does not provide a change key for Season/Episode vote_averag<text:span text:style-name="T42">e and</text:span> poster/still_path. </text:p>
        </text:list-item>
      </text:list>
      <text:list text:style-name="L3">
        <text:list-item>
          <text:p text:style-name="P38">The Series first air date and Season air date are derived from the air date of the first episode.</text:p>
        </text:list-item>
        <text:list-item>
          <text:p text:style-name="P38">The Series last air date is derived from the air date of the last episode to air.</text:p>
        </text:list-item>
        <text:list-item>
          <text:p text:style-name="P38">Every time we fetch the Series details we get the <text:span text:style-name="T43">default</text:span> Seasons but not the <text:s/><text:span text:style-name="T43">E</text:span>pisodes.</text:p>
        </text:list-item>
      </text:list>
      <text:p text:style-name="P39"/>
      <text:p text:style-name="P40">The best way to keep the Season/Episode vote_averag<text:span text:style-name="T42">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40"/>
      <text:p text:style-name="P41">Algorithm:</text:p>
      <text:list xml:id="list4197063536" text:style-name="L4">
        <text:list-item>
          <text:p text:style-name="P42"><text:span text:style-name="T44">Sync</text:span> the collection of Seasons in EMDB <text:span text:style-name="T44">with TMDB</text:span></text:p>
        </text:list-item>
      </text:list>
      <text:list text:style-name="L5">
        <text:list-item>
          <text:list>
            <text:list-item>
              <text:p text:style-name="P43">Perform a complete replacement of the collection of Seasons in EMDB with the one from TMDB.</text:p>
              <text:list>
                <text:list-item>
                  <text:p text:style-name="P43">If an existing Season in EMDB is not present in the updated Seasons from TMDB, it will be deleted.</text:p>
                </text:list-item>
                <text:list-item>
                  <text:p text:style-name="P43">If a Season from TMDB is not present in EMDB, it will be inserted.</text:p>
                </text:list-item>
                <text:list-item>
                  <text:p text:style-name="P43">If a Season from TMDB already exists in EMDB, it will be updated if changed</text:p>
                </text:list-item>
              </text:list>
            </text:list-item>
          </text:list>
        </text:list-item>
      </text:list>
      <text:list text:style-name="L6">
        <text:list-item>
          <text:list>
            <text:list-item>
              <text:list>
                <text:list-item>
                  <text:p text:style-name="P44">PUT http://127.0.0.1:60320/emdb/api/series/{id}/seasons</text:p>
                </text:list-item>
              </text:list>
            </text:list-item>
          </text:list>
        </text:list-item>
      </text:list>
      <text:list text:continue-list="list4197063536" text:style-name="L4">
        <text:list-item>
          <text:p text:style-name="P42"><text:span text:style-name="Source_20_Text"><text:span text:style-name="T45">Update the collection of Episodes in EMDB</text:span></text:span></text:p>
        </text:list-item>
      </text:list>
      <text:p text:style-name="P35"><text:span text:style-name="Source_20_Text"><text:span text:style-name="T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09T08:19:33.676510071</dc:date>
    <meta:editing-duration>PT42M42S</meta:editing-duration>
    <meta:editing-cycles>10</meta:editing-cycles>
    <meta:generator>LibreOffice/25.8.2.2$Linux_X86_64 LibreOffice_project/d401f2107ccab8f924a8e2df40f573aab7605b6f</meta:generator>
    <meta:document-statistic meta:table-count="1" meta:image-count="0" meta:object-count="0" meta:page-count="1" meta:paragraph-count="143" meta:word-count="626" meta:character-count="5064" meta:non-whitespace-character-count="4593"/>
  </office:meta>
</office:document-meta>
</file>